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style:font-name="Consolas" fo:font-size="10pt" style:font-size-asian="10pt" style:font-size-complex="10pt"/>
    </style:style>
    <style:style style:name="P2" style:family="paragraph" style:parent-style-name="Standard">
      <style:text-properties style:font-name="Consolas" fo:font-size="10pt" officeooo:paragraph-rsid="0013a58e" style:font-size-asian="10pt" style:font-size-complex="10pt"/>
    </style:style>
    <style:style style:name="P3" style:family="paragraph" style:parent-style-name="Standard">
      <style:paragraph-properties fo:break-before="page"/>
      <style:text-properties style:font-name="Consolas" fo:font-size="10pt" officeooo:paragraph-rsid="00150fb9" style:font-size-asian="10pt" style:font-size-complex="10pt"/>
    </style:style>
    <style:style style:name="P4" style:family="paragraph" style:parent-style-name="Standard">
      <style:text-properties style:font-name="Consolas" fo:font-size="10pt" officeooo:paragraph-rsid="00150fb9" style:font-size-asian="10pt" style:font-size-complex="10pt"/>
    </style:style>
    <style:style style:name="P5" style:family="paragraph" style:parent-style-name="Standard">
      <style:text-properties style:font-name="Consolas" fo:font-size="10pt" officeooo:paragraph-rsid="0015ef96" style:font-size-asian="10pt" style:font-size-complex="10pt"/>
    </style:style>
    <style:style style:name="P6" style:family="paragraph" style:parent-style-name="Standard">
      <style:text-properties fo:color="#0000ff" loext:opacity="100%" style:font-name="Consolas" fo:font-size="10pt" style:font-size-asian="10pt" style:font-size-complex="10pt"/>
    </style:style>
    <style:style style:name="P7" style:family="paragraph" style:parent-style-name="Standard">
      <style:text-properties fo:color="#0000ff" loext:opacity="100%" style:font-name="Consolas" fo:font-size="10pt" officeooo:paragraph-rsid="00150fb9" style:font-size-asian="10pt" style:font-size-complex="10pt"/>
    </style:style>
    <style:style style:name="P8" style:family="paragraph" style:parent-style-name="Standard">
      <style:text-properties fo:color="#990099" loext:opacity="100%" style:font-name="Consolas" fo:font-size="10pt" style:font-size-asian="10pt" style:font-size-complex="10pt"/>
    </style:style>
    <style:style style:name="P9" style:family="paragraph" style:parent-style-name="Standard">
      <style:text-properties fo:color="#990099" loext:opacity="100%" style:font-name="Consolas" fo:font-size="10pt" officeooo:paragraph-rsid="00150fb9" style:font-size-asian="10pt" style:font-size-complex="10p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color="#9933ff" loext:opacity="100%"/>
    </style:style>
    <style:style style:name="T4" style:family="text">
      <style:text-properties fo:color="#9933ff" loext:opacity="100%" fo:background-color="#ffff00" loext:char-shading-value="0"/>
    </style:style>
    <style:style style:name="T5" style:family="text">
      <style:text-properties fo:color="#6600cc" loext:opacity="100%"/>
    </style:style>
    <style:style style:name="T6" style:family="text">
      <style:text-properties fo:color="#6600cc" loext:opacity="100%" fo:background-color="#ffff00" loext:char-shading-value="0"/>
    </style:style>
    <style:style style:name="T7" style:family="text">
      <style:text-properties fo:color="#990099" loext:opacity="100%"/>
    </style:style>
    <style:style style:name="T8" style:family="text">
      <style:text-properties fo:color="#990099" loext:opacity="100%"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'enzyme': None,</text:p>
      <text:p text:style-name="P1"/>
      <text:p text:style-name="P1"><text:s/>'files': {'backbone': None,</text:p>
      <text:p text:style-name="P1"><text:s text:c="11"/>'fn': None,</text:p>
      <text:p text:style-name="P1"><text:s text:c="11"/>'pYPK0_PDC1tp_KlLAC4_PGI1tp': None,</text:p>
      <text:p text:style-name="P1"><text:s text:c="11"/>'pYPK0_PGI1tp_KlLAC12_TPI1tp.gb': None},</text:p>
      <text:p text:style-name="P1"/>
      <text:p text:style-name="P1"><text:s/>'paths': {'backbone': <text:span text:style-name="T2">PosixPath</text:span>('pYPK0.gb'),</text:p>
      <text:p text:style-name="P1"><text:s text:c="11"/>'fn': <text:span text:style-name="T2">PosixPath</text:span>('pYPK0_PDC1tp_KlLAC4_PGI1tp_KlLAC12_TPI1tp.gb'),</text:p>
      <text:p text:style-name="P1"><text:s text:c="11"/><text:span text:style-name="T7">'pYPK0_PDC1tp_KlLAC4_PGI1tp': </text:span><text:span text:style-name="T8">PosixPath</text:span><text:span text:style-name="T7">('pYPK0_PDC1tp_KlLAC4_PGI1tp.gb'),</text:span></text:p>
      <text:p text:style-name="P8"><text:s text:c="11"/>'pYPK0_PGI1tp_KlLAC12_TPI1tp.gb': <text:span text:style-name="T2">PosixPath</text:span>('pYPK0_PGI1tp_KlLAC12_TPI1tp.gb')},</text:p>
      <text:p text:style-name="P1"/>
      <text:p text:style-name="P1"><text:s/>'primers': {'fn': <text:span text:style-name="T2">PosixPath</text:span>('standard_primers.fasta'),</text:p>
      <text:p text:style-name="P1"><text:s text:c="13"/>'names': {'fp': '1123_New775',</text:p>
      <text:p text:style-name="P1"><text:s text:c="23"/>'fp_first': '577_crp585-557',</text:p>
      <text:p text:style-name="P1"><text:s text:c="23"/>'rp': '778_tp_Eco32I_rev',</text:p>
      <text:p text:style-name="P1"><text:s text:c="23"/>'rp_last': '578_crp42-70'}},</text:p>
      <text:p text:style-name="P1"/>
      <text:p text:style-name="P6"><text:s/>'products': {'pYPK0_PDC1tp_KlLAC4_PGI1tp': None,</text:p>
      <text:p text:style-name="P6"><text:s text:c="14"/>'pYPK0_PGI1tp_KlLAC12_TPI1tp.gb': None},</text:p>
      <text:p text:style-name="P6"/>
      <text:p text:style-name="P6"><text:s/>'transcriptional_units': {'pYPK0_PDC1tp_KlLAC4_PGI1tp': pYPK0_PDC1tp_KlLAC4_PGI1tp,</text:p>
      <text:p text:style-name="P6"><text:s text:c="27"/>'pYPK0_PGI1tp_KlLAC12_TPI1tp.gb': pYPK0_PGI1tp_KlLAC12_TPI1tp},</text:p>
      <text:p text:style-name="P1"/>
      <text:p text:style-name="P1"><text:s/>'workdir': <text:span text:style-name="T2">PosixPath</text:span>('/home/bjorn/python_packages/ypkpathway/scripts/LAC4LAC12/pYPK0_PDC1tp_KlLAC4_PGI1tp_KlLAC12_TPI1tp.gb')}</text:p>
      <text:p text:style-name="P1"/>
      <text:p text:style-name="P2"><text:s/>'accessory_file_paths': [<text:span text:style-name="T2">PosixPath</text:span>('/home/bjorn/python_packages/ypkpathway/src/ypkpathway/data/pw.png'),</text:p>
      <text:p text:style-name="P2"><text:s text:c="26"/><text:span text:style-name="T2">PosixPath</text:span>('/home/bjorn/python_packages/ypkpathway/src/ypkpathway/data/logo.png')],</text:p>
      <text:p text:style-name="P2"/>
      <text:p text:style-name="P2"><text:s/>'datafolders': [<text:span text:style-name="T2">PosixPath</text:span>('/home/bjorn/python_packages/ypkpathway/scripts/LAC4LAC12/pYPK0_PDC1tp_KlLAC4_PGI1tp_KlLAC12_TPI1tp.gb'),</text:p>
      <text:p text:style-name="P2"><text:s text:c="17"/><text:span text:style-name="T2">PosixPath</text:span>('/home/bjorn/Desktop/mec@githb/YeastPathwayKit/sequences'),</text:p>
      <text:p text:style-name="P2"><text:s text:c="17"/><text:span text:style-name="T2">PosixPath</text:span>('/home/bjorn/Desktop/mec@githb/YeastPathwayKitPrivate/sequences')],</text:p>
      <text:p text:style-name="P2"/>
      <text:p text:style-name="P2"><text:s/>'template_path': <text:span text:style-name="T2">PosixPath</text:span>('/home/bjorn/python_packages/ypkpathway/src/ypkpathway/data/nb_backbone_pw_from_name.py'),</text:p>
      <text:p text:style-name="P3"/>
      <text:p text:style-name="P4"><text:s/></text:p>
      <text:p text:style-name="P4">'enzyme': None,</text:p>
      <text:p text:style-name="P4"/>
      <text:p text:style-name="P4"><text:s/>'files': {'backbone': None,</text:p>
      <text:p text:style-name="P4"><text:s text:c="11"/>'fn': None,</text:p>
      <text:p text:style-name="P4"><text:s text:c="11"/>'pYPK0_PDC1tp_KlLAC4_PGI1tp': None,</text:p>
      <text:p text:style-name="P4"><text:s text:c="11"/>'pYPK0_PGI1tp_KlLAC12_TPI1tp.gb': None},</text:p>
      <text:p text:style-name="P4"/>
      <text:p text:style-name="P4"><text:s/>'paths': {'backbone': <text:span text:style-name="T2">PosixPath</text:span>('pYPK0.gb'),</text:p>
      <text:p text:style-name="P4"><text:s text:c="11"/>'fn': <text:span text:style-name="T2">PosixPath</text:span>('pYPK0_PDC1tp_KlLAC4_PGI1tp_KlLAC12_TPI1tp.gb'),</text:p>
      <text:p text:style-name="P4"><text:s text:c="11"/><text:span text:style-name="T7">'pYPK0_PDC1tp_KlLAC4_PGI1tp': </text:span><text:span text:style-name="T8">PosixPath</text:span><text:span text:style-name="T7">('pYPK0_PDC1tp_KlLAC4_PGI1tp.gb'),</text:span></text:p>
      <text:p text:style-name="P9"><text:s text:c="11"/>'pYPK0_PGI1tp_KlLAC12_TPI1tp.gb': <text:span text:style-name="T2">PosixPath</text:span>('pYPK0_PGI1tp_KlLAC12_TPI1tp.gb')},</text:p>
      <text:p text:style-name="P4"/>
      <text:p text:style-name="P4"><text:s/>'primers': {'fn': <text:span text:style-name="T2">PosixPath</text:span>('standard_primers.fasta'),</text:p>
      <text:p text:style-name="P4"><text:s text:c="13"/>'names': {'fp': '1123_New775',</text:p>
      <text:p text:style-name="P4"><text:s text:c="23"/>'fp_first': '577_crp585-557',</text:p>
      <text:p text:style-name="P4"><text:s text:c="23"/>'rp': '778_tp_Eco32I_rev',</text:p>
      <text:p text:style-name="P4"><text:s text:c="23"/>'rp_last': '578_crp42-70'}},</text:p>
      <text:p text:style-name="P4"/>
      <text:p text:style-name="P7"><text:s/>'products': {'pYPK0_PDC1tp_KlLAC4_PGI1tp': None,</text:p>
      <text:p text:style-name="P7"><text:s text:c="14"/>'pYPK0_PGI1tp_KlLAC12_TPI1tp.gb': None},</text:p>
      <text:p text:style-name="P7"/>
      <text:p text:style-name="P7"><text:s/>'transcriptional_units': {'pYPK0_PDC1tp_KlLAC4_PGI1tp': pYPK0_PDC1tp_KlLAC4_PGI1tp,</text:p>
      <text:p text:style-name="P7"><text:s text:c="27"/>'pYPK0_PGI1tp_KlLAC12_TPI1tp.gb': pYPK0_PGI1tp_KlLAC12_TPI1tp},</text:p>
      <text:p text:style-name="P4"/>
      <text:p text:style-name="P4"><text:s/>'workdir': <text:span text:style-name="T2">PosixPath</text:span>('/home/bjorn/python_packages/ypkpathway/scripts/LAC4LAC12/pYPK0_PDC1tp_KlLAC4_PGI1tp_KlLAC12_TPI1tp.gb')}</text:p>
      <text:p text:style-name="P4"/>
      <text:p text:style-name="P4"><text:s/>'accessory_file_paths': [<text:span text:style-name="T2">PosixPath</text:span>('/home/bjorn/python_packages/ypkpathway/src/ypkpathway/data/pw.png'),</text:p>
      <text:p text:style-name="P4"><text:s text:c="26"/><text:span text:style-name="T2">PosixPath</text:span>('/home/bjorn/python_packages/ypkpathway/src/ypkpathway/data/logo.png')],</text:p>
      <text:p text:style-name="P4"/>
      <text:p text:style-name="P4"><text:s/>'datafolders': [<text:span text:style-name="T2">PosixPath</text:span>('/home/bjorn/python_packages/ypkpathway/scripts/LAC4LAC12/pYPK0_PDC1tp_KlLAC4_PGI1tp_KlLAC12_TPI1tp.gb'),</text:p>
      <text:p text:style-name="P4"><text:s text:c="17"/><text:span text:style-name="T2">PosixPath</text:span>('/home/bjorn/Desktop/mec@githb/YeastPathwayKit/sequences'),</text:p>
      <text:p text:style-name="P4"><text:s text:c="17"/><text:span text:style-name="T2">PosixPath</text:span>('/home/bjorn/Desktop/mec@githb/YeastPathwayKitPrivate/sequences')],</text:p>
      <text:p text:style-name="P4"/>
      <text:p text:style-name="P4"><text:s/>'template_path': <text:span text:style-name="T2">PosixPath</text:span>('/home/bjorn/python_packages/ypkpathway/src/ypkpathway/data/nb_backbone_pw_from_name.py'),</text:p>
      <text:p text:style-name="P3">pp(tu.__dict__)</text:p>
      <text:p text:style-name="P4"/>
      <text:p text:style-name="P4"><text:s/>'enzyme': MfeI,</text:p>
      <text:p text:style-name="P4"><text:s/>'files': {'backbone': File(.)(o5762),</text:p>
      <text:p text:style-name="P4"><text:s text:c="11"/>'fn': None,</text:p>
      <text:p text:style-name="P4"><text:s text:c="11"/>'gene': File(&lt;unknown id&gt;)(o6208),</text:p>
      <text:p text:style-name="P4"><text:s text:c="11"/>'promoter': File(accession)(o4097),</text:p>
      <text:p text:style-name="P4"><text:s text:c="11"/>'terminator': File(accession)(o4141)},</text:p>
      <text:p text:style-name="P4"><text:s/>'paths': {'backbone': <text:span text:style-name="T2">PosixPath</text:span>('/home/bjorn/Desktop/mec@githb/YeastPathwayKit/sequences/pYPK0.gb'),</text:p>
      <text:p text:style-name="P4"><text:s text:c="11"/>'fn': <text:span text:style-name="T2">PosixPath</text:span>('pYPK0_PDC1_KlLAC4_PGI1.gb'),</text:p>
      <text:p text:style-name="P4"><text:s text:c="11"/>'gene': <text:span text:style-name="T2">PosixPath</text:span>('/home/bjorn/Desktop/mec@githb/YeastPathwayKit/sequences/pYPKa_A_KlLAC4.gb'),</text:p>
      <text:p text:style-name="P4"><text:s text:c="11"/>'promoter': <text:span text:style-name="T2">PosixPath</text:span>('/home/bjorn/Desktop/mec@githb/YeastPathwayKit/sequences/pYPKa_Z_PDC1.gb'),</text:p>
      <text:p text:style-name="P4"><text:s text:c="11"/>'terminator': <text:span text:style-name="T2">PosixPath</text:span>('/home/bjorn/Desktop/mec@githb/YeastPathwayKit/sequences/pYPKa_E_PGI1.gb')},</text:p>
      <text:p text:style-name="P4"><text:s/>'pcr_products': {'gene': None, 'promoter': None, 'terminator': None},</text:p>
      <text:p text:style-name="P4"><text:s/>'primers': {'467_pCAPs_release_re': 467_pCAPs_release_re 31-mer:5'-ATTTAAatcctgatg..aga-3',</text:p>
      <text:p text:style-name="P4"><text:s text:c="13"/>'468_pCAPs_release_fw': 468_pCAPs_release_fw 25-mer:5'-gtcgaggaacgccag..act-3',</text:p>
      <text:p text:style-name="P4"><text:s text:c="13"/>'567_pCAPsAjiIF': 567_pCAPsAjiIF 23-mer:5'-GTCggctgcaggtca..gag-3',</text:p>
      <text:p text:style-name="P4"><text:s text:c="13"/>'568_pCAPsAjiIR': 568_pCAPsAjiIR 22-mer:5'-GTGCcatctgtgcag..acg-3',</text:p>
      <text:p text:style-name="P4"><text:s text:c="13"/>'577_crp585-557': 577_crp585-557 29-mer:5'-gttctgatcctcgag..ttc-3',</text:p>
      <text:p text:style-name="P4"><text:s text:c="13"/>'578_crp42-70': 578_crp42-70 29-mer:5'-gttcttgtctcattg..agt-3',</text:p>
      <text:p text:style-name="P4"><text:s text:c="13"/>'fn': <text:span text:style-name="T2">PosixPath</text:span>('/home/bjorn/python_packages/ypkpathway/scripts/LAC4LAC12/pYPK0_PDC1_KlLAC4_PGI1_KlLAC12_TPI1.gb/standard_primers.fasta'),</text:p>
      <text:p text:style-name="P4"><text:s text:c="13"/>'names': {'fp_gene': '468_pCAPs_release_fw',</text:p>
      <text:p text:style-name="P4"><text:s text:c="23"/>'fp_prom': '577_crp585-557',</text:p>
      <text:p text:style-name="P4"><text:s text:c="23"/>'fp_term': '568_pCAPsAjiIR',</text:p>
      <text:p text:style-name="P4"><text:s text:c="23"/>'rp_gene': '467_pCAPs_release_re',</text:p>
      <text:p text:style-name="P4"><text:s text:c="23"/>'rp_prom': '567_pCAPsAjiIF',</text:p>
      <text:p text:style-name="P4"><text:s text:c="23"/>'rp_term': '578_crp42-70'}},</text:p>
      <text:p text:style-name="P4"/>
      <text:p text:style-name="P4"><text:s/>'workdir': <text:span text:style-name="T2">PosixPath</text:span>('/home/bjorn/python_packages/ypkpathway/scripts/LAC4LAC12/pYPK0_PDC1_KlLAC4_PGI1_KlLAC12_TPI1.gb')}</text:p>
      <text:p text:style-name="P5"><text:s/>'accessory_file_paths': [<text:span text:style-name="T2">PosixPath</text:span>('/home/bjorn/python_packages/ypkpathway/src/ypkpathway/data/tu.png'),</text:p>
      <text:p text:style-name="P5"><text:s text:c="26"/><text:span text:style-name="T2">PosixPath</text:span>('/home/bjorn/python_packages/ypkpathway/src/ypkpathway/data/logo.png')],</text:p>
      <text:p text:style-name="P5"><text:s/>'datafolders': [<text:span text:style-name="T2">PosixPath</text:span>('/home/bjorn/Desktop/mec@githb/YeastPathwayKit/sequences'),</text:p>
      <text:p text:style-name="P5"><text:s text:c="17"/><text:span text:style-name="T2">PosixPath</text:span>('/home/bjorn/Desktop/mec@githb/YeastPathwayKitPrivate/sequences')],</text:p>
      <text:p text:style-name="P5"><text:s/>'template_path': <text:span text:style-name="T2">PosixPath</text:span>('/home/bjorn/python_packages/ypkpathway/src/ypkpathway/data/nb_backbone_promoter_gene_terminator.py'),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eviewer Reviewer</meta:initial-creator>
    <meta:creation-date>2023-02-05T18:33:46.529007320</meta:creation-date>
    <dc:date>2023-02-06T09:06:51.077955576</dc:date>
    <dc:creator>Reviewer Reviewer</dc:creator>
    <meta:editing-duration>PT14H2M23S</meta:editing-duration>
    <meta:editing-cycles>1</meta:editing-cycles>
    <meta:document-statistic meta:table-count="0" meta:image-count="0" meta:object-count="0" meta:page-count="3" meta:paragraph-count="83" meta:word-count="183" meta:character-count="5904" meta:non-whitespace-character-count="4939"/>
    <meta:generator>LibreOffice/7.4.5.1$Linux_X86_64 LibreOffice_project/40$Build-1</meta:generator>
  </office:meta>
</office:document-meta>
</file>